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officeooo:rsid="00002cc5" officeooo:paragraph-rsid="00002cc5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" fo:font-weight="bold" officeooo:rsid="0000bb8e" officeooo:paragraph-rsid="0000bb8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normal" officeooo:rsid="00002cc5" officeooo:paragraph-rsid="00002cc5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Arial" fo:font-weight="normal" officeooo:rsid="00002cc5" officeooo:paragraph-rsid="0000bb8e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Arial" fo:font-weight="normal" officeooo:rsid="0000bb8e" officeooo:paragraph-rsid="0000bb8e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font-weight="normal" officeooo:rsid="0003efec" officeooo:paragraph-rsid="0003efec" style:font-weight-asian="normal" style:font-weight-complex="normal"/>
    </style:style>
    <style:style style:name="P7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2cc5" style:font-weight-asian="normal" style:font-weight-complex="normal"/>
    </style:style>
    <style:style style:name="P8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bb8e" style:font-weight-asian="normal" style:font-weight-complex="normal"/>
    </style:style>
    <style:style style:name="T1" style:family="text">
      <style:text-properties officeooo:rsid="0000bb8e"/>
    </style:style>
    <style:style style:name="T2" style:family="text">
      <style:text-properties officeooo:rsid="00020372"/>
    </style:style>
    <style:style style:name="T3" style:family="text">
      <style:text-properties officeooo:rsid="0006f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pan text:style-name="T3">Weekly</text:span> Scrum</text:p>
      <text:p text:style-name="P3">Date: 2020-01-23, 13:15 – 13:30</text:p>
      <text:p text:style-name="P3">Participants: Kendra Birringer, Nader Cacace, Steffen Hanzlik, Svetozar Stojanovic</text:p>
      <text:p text:style-name="P6">Absent: Marco Peluso because of illness</text:p>
      <text:p text:style-name="P3"/>
      <text:p text:style-name="P1">## What did you do <text:span text:style-name="T3">last week</text:span>?</text:p>
      <text:p text:style-name="P4">- KB worked on:</text:p>
      <text:p text:style-name="P4"><text:tab/>- <text:span text:style-name="T3">u</text:span>se <text:span text:style-name="T3">c</text:span>ase descriptions</text:p>
      <text:p text:style-name="P3">- NC worked on:</text:p>
      <text:p text:style-name="P7">- <text:span text:style-name="T3">s</text:span>equence <text:span text:style-name="T3">d</text:span>iagrams</text:p>
      <text:p text:style-name="P7">- <text:span text:style-name="T3">u</text:span>ser <text:span text:style-name="T3">s</text:span>tories</text:p>
      <text:p text:style-name="P4">- SH worked on:</text:p>
      <text:p text:style-name="P8"><text:tab/>- <text:span text:style-name="T3">a</text:span>ctivity <text:span text:style-name="T3">d</text:span>iagrams</text:p>
      <text:p text:style-name="P3">- SS worked on: </text:p>
      <text:p text:style-name="P3"><text:tab/>- <text:span text:style-name="T3">u</text:span>se <text:span text:style-name="T3">c</text:span>ase <text:span text:style-name="T3">d</text:span>iagrams</text:p>
      <text:p text:style-name="P3"><text:tab/>- <text:span text:style-name="T3">UI p</text:span>rototypes</text:p>
      <text:p text:style-name="P3"><text:tab/>- <text:span text:style-name="T3">u</text:span>se <text:span text:style-name="T3">c</text:span>ase descriptions</text:p>
      <text:p text:style-name="P3"/>
      <text:p text:style-name="P1">## What do you want to do <text:span text:style-name="T3">this week</text:span>?</text:p>
      <text:p text:style-name="P3">- KB:</text:p>
      <text:p text:style-name="P3"><text:tab/>- work on <text:span text:style-name="T3">u</text:span>ser <text:span text:style-name="T3">s</text:span>tories<text:tab/></text:p>
      <text:p text:style-name="P3"><text:tab/>- work on <text:span text:style-name="T3">u</text:span>se <text:span text:style-name="T3">c</text:span>ase descriptions</text:p>
      <text:p text:style-name="P3"><text:tab/>- <text:span text:style-name="T1">write protocol for today‘s meeting</text:span></text:p>
      <text:p text:style-name="P3">- NC:</text:p>
      <text:p text:style-name="P3"><text:tab/>- work on User Stories<text:tab/></text:p>
      <text:p text:style-name="P3">- <text:span text:style-name="T1">SH:</text:span></text:p>
      <text:p text:style-name="P3"><text:tab/>- <text:span text:style-name="T1">work on Class Diagrams</text:span></text:p>
      <text:p text:style-name="P3">- SS: </text:p>
      <text:p text:style-name="P3"><text:tab/>- work on missing Prototypes</text:p>
      <text:p text:style-name="P3"><text:tab/>- work on Use Case descriptions</text:p>
      <text:p text:style-name="P3"/>
      <text:p text:style-name="P2">### Did you encounter any problems?</text:p>
      <text:p text:style-name="P5">- KB:</text:p>
      <text:p text:style-name="P5"><text:tab/>- couldn‘t work much on the project because of <text:span text:style-name="T2">illness</text:span></text:p>
      <text:p text:style-name="P5"/>
      <text:p text:style-name="P3"><text:soft-page-break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7:33:11.006721223</meta:creation-date>
    <dc:date>2020-01-30T18:07:35.713498498</dc:date>
    <meta:editing-duration>PT11M3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42" meta:character-count="749" meta:non-whitespace-character-count="619"/>
  </office:meta>
</office:document-meta>
</file>